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a8d384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fb544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3cm" fo:min-width="0.116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ad649a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Fine_20_Dashe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a8d38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4.248cm" svg:height="1.498cm" svg:x="8.561cm" svg:y="13.782cm" svg:viewBox="0 0 4249 1499" draw:points="0,1499 3500,1499 4249,0 750,0">
            <text:p/>
          </draw:polygon>
          <draw:line draw:style-name="gr2" draw:text-style-name="P2" draw:layer="layout" svg:x1="8.561cm" svg:y1="15.482cm" svg:x2="12.061cm" svg:y2="15.482cm">
            <text:p/>
          </draw:line>
          <draw:frame draw:style-name="gr3" draw:text-style-name="P4" draw:layer="layout" svg:width="0.731cm" svg:height="0.624cm" svg:x="9.947cm" svg:y="15.512cm">
            <draw:text-box>
              <text:p text:style-name="P3"><text:span text:style-name="T1">b</text:span></text:p>
            </draw:text-box>
          </draw:frame>
          <draw:line draw:style-name="gr4" draw:text-style-name="P2" draw:layer="layout" svg:x1="11.059cm" svg:y1="15.281cm" svg:x2="11.059cm" svg:y2="13.782cm">
            <text:p/>
          </draw:line>
          <draw:frame draw:style-name="gr5" draw:text-style-name="P5" draw:layer="layout" svg:width="0.726cm" svg:height="0.624cm" svg:x="10.552cm" svg:y="14.344cm">
            <draw:text-box>
              <text:p text:style-name="P3"><text:span text:style-name="T2">h</text:span></text:p>
            </draw:text-box>
          </draw:frame>
          <draw:line draw:style-name="gr6" draw:text-style-name="P6" draw:layer="layout" svg:x1="11.311cm" svg:y1="13.782cm" svg:x2="11.311cm" svg:y2="15.281cm">
            <text:p/>
          </draw:line>
          <draw:polyline draw:style-name="gr7" draw:text-style-name="P7" draw:layer="layout" svg:width="0.198cm" svg:height="0.198cm" svg:x="11.311cm" svg:y="15.082cm" svg:viewBox="0 0 199 199" draw:points="0,0 199,0 199,199">
            <text:p/>
          </draw:polyline>
          <draw:polyline draw:style-name="gr7" draw:text-style-name="P7" draw:layer="layout" svg:width="0.198cm" svg:height="0.198cm" svg:x="11.311cm" svg:y="13.782cm" svg:viewBox="0 0 199 199" draw:points="0,199 199,199 199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8:44.595610549</meta:creation-date>
    <dc:date>2018-03-22T10:19:07.866482315</dc:date>
    <meta:editing-duration>PT23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